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edeliste" style:master-page-name="MP0" style:list-style-name="LFO1" style:family="paragraph">
      <style:paragraph-properties fo:break-before="page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olumn3" style:family="table-column">
      <style:table-column-properties style:column-width="6.2763in"/>
    </style:style>
    <style:style style:name="Table2" style:family="table">
      <style:table-properties style:width="6.2763in" fo:margin-left="0in" table:align="left"/>
    </style:style>
    <style:style style:name="TableRow4" style:family="table-row">
      <style:table-row-properties style:min-row-height="0.1743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margin-bottom="0in" fo:line-height="100%"/>
      <style:text-properties style:font-name="Times New Roman"/>
    </style:style>
    <style:style style:name="TableRow7" style:family="table-row">
      <style:table-row-properties style:min-row-height="0.1743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10" style:family="table-row">
      <style:table-row-properties style:min-row-height="0.1743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P13" style:parent-style-name="Normal" style:family="paragraph">
      <style:text-properties style:font-name="Times New Roman" fo:font-weight="bold" style:font-weight-asian="bold" style:font-weight-complex="bold"/>
    </style:style>
    <style:style style:name="P14" style:parent-style-name="Normal" style:family="paragraph">
      <style:text-properties style:font-name="Times New Roman" fo:font-weight="bold" style:font-weight-asian="bold" style:font-weight-complex="bold"/>
    </style:style>
    <style:style style:name="TableColumn16" style:family="table-column">
      <style:table-column-properties style:column-width="6.293in"/>
    </style:style>
    <style:style style:name="Table15" style:family="table">
      <style:table-properties style:width="6.293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Times New Roma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P23" style:parent-style-name="Normal" style:family="paragraph">
      <style:text-properties style:font-name="Times New Roman" fo:language="en" fo:country="US"/>
    </style:style>
    <style:style style:name="P24" style:parent-style-name="Normal" style:family="paragraph">
      <style:text-properties style:font-name="Times New Roman" fo:language="en" fo:country="US"/>
    </style:style>
    <style:style style:name="TableColumn26" style:family="table-column">
      <style:table-column-properties style:column-width="6.293in"/>
    </style:style>
    <style:style style:name="Table25" style:family="table">
      <style:table-properties style:width="6.293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Times New Roma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Times New Roman" fo:language="en" fo:country="GB"/>
    </style:style>
    <style:style style:name="P42" style:parent-style-name="Normal" style:family="paragraph">
      <style:text-properties style:font-name="Times New Roman" fo:language="en" fo:country="GB"/>
    </style:style>
    <style:style style:name="P43" style:parent-style-name="Normal" style:family="paragraph">
      <style:text-properties style:font-name="Times New Roman" fo:language="en" fo:country="GB"/>
    </style:style>
    <style:style style:name="P44" style:parent-style-name="Paragraphedeliste" style:list-style-name="LFO1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olumn46" style:family="table-column">
      <style:table-column-properties style:column-width="6.293in"/>
    </style:style>
    <style:style style:name="Table45" style:family="table">
      <style:table-properties style:width="6.293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Times New Roma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Times New Roman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P59" style:parent-style-name="Normal" style:family="paragraph">
      <style:text-properties style:font-name="Times New Roman" fo:language="en" fo:country="US"/>
    </style:style>
    <style:style style:name="P60" style:parent-style-name="Paragraphedeliste" style:list-style-name="LFO1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6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63" style:parent-style-name="Normal" style:family="paragraph">
      <style:text-properties style:font-name="Times New Roman" fo:language="en" fo:country="US"/>
    </style:style>
    <style:style style:name="P64" style:parent-style-name="Normal" style:family="paragraph">
      <style:text-properties style:font-name="Times New Roman"/>
    </style:style>
    <style:style style:name="P6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6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GB"/>
    </style:style>
    <style:style style:name="P6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6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6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P7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8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81" style:parent-style-name="Normal" style:family="paragraph">
      <style:text-properties style:font-name="Times New Roman" fo:language="en" fo:country="US"/>
    </style:style>
    <style:style style:name="P82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83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8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8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GB"/>
    </style:style>
    <style:style style:name="P8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8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90" style:parent-style-name="Normal" style:family="paragraph">
      <style:text-properties style:font-name="Times New Roman"/>
    </style:style>
    <style:style style:name="P91" style:parent-style-name="Normal" style:family="paragraph">
      <style:text-properties style:font-name="Times New Roman" fo:font-weight="bold" style:font-weight-asian="bold" style:font-weight-complex="bold"/>
    </style:style>
    <style:style style:name="P9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9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94" style:parent-style-name="Normal" style:family="paragraph">
      <style:text-properties style:font-name="Times New Roman" fo:language="en" fo:country="US"/>
    </style:style>
    <style:style style:name="P9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96" style:parent-style-name="Normal" style:family="paragraph">
      <style:text-properties style:font-name="Times New Roman" fo:language="en" fo:country="US"/>
    </style:style>
    <style:style style:name="P97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9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9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0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0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0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0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04" style:parent-style-name="Normal" style:family="paragraph">
      <style:text-properties style:font-name="Times New Roman" fo:language="en" fo:country="US"/>
    </style:style>
    <style:style style:name="P105" style:parent-style-name="Normal" style:family="paragraph">
      <style:text-properties style:font-name="Times New Roman" fo:language="en" fo:country="US"/>
    </style:style>
    <style:style style:name="P106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07" style:parent-style-name="Normal" style:family="paragraph">
      <style:text-properties style:font-name="Times New Roman" fo:language="en" fo:country="US"/>
    </style:style>
    <style:style style:name="P10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0" style:parent-style-name="Normal" style:family="paragraph">
      <style:text-properties style:font-name="Times New Roman" fo:language="en" fo:country="US"/>
    </style:style>
    <style:style style:name="P1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6" style:parent-style-name="Normal" style:family="paragraph">
      <style:text-properties style:font-name="Times New Roman" fo:language="en" fo:country="US"/>
    </style:style>
    <style:style style:name="P1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GB"/>
    </style:style>
    <style:style style:name="P1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22" style:parent-style-name="Normal" style:family="paragraph">
      <style:text-properties style:font-name="Times New Roman" fo:language="en" fo:country="US"/>
    </style:style>
    <style:style style:name="P12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2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2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2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27" style:parent-style-name="Normal" style:family="paragraph">
      <style:text-properties style:font-name="Times New Roman" fo:language="en" fo:country="US"/>
    </style:style>
    <style:style style:name="P12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29" style:parent-style-name="Normal" style:family="paragraph">
      <style:text-properties style:font-name="Times New Roman" fo:language="en" fo:country="GB"/>
    </style:style>
    <style:style style:name="P1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GB"/>
    </style:style>
    <style:style style:name="P1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4" style:parent-style-name="Normal" style:family="paragraph">
      <style:text-properties style:font-name="Times New Roman" fo:language="en" fo:country="US"/>
    </style:style>
    <style:style style:name="P135" style:parent-style-name="Normal" style:family="paragraph">
      <style:text-properties style:font-name="Times New Roman" fo:language="en" fo:country="US"/>
    </style:style>
    <style:style style:name="P1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4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4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4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46" style:parent-style-name="Normal" style:family="paragraph">
      <style:text-properties style:font-name="Times New Roman" fo:language="en" fo:country="US"/>
    </style:style>
    <style:style style:name="P147" style:parent-style-name="Normal" style:family="paragraph">
      <style:text-properties style:font-name="Times New Roman" fo:language="en" fo:country="US"/>
    </style:style>
    <style:style style:name="P148" style:parent-style-name="Normal" style:family="paragraph">
      <style:text-properties style:font-name="Times New Roman" fo:language="en" fo:country="US"/>
    </style:style>
    <style:style style:name="P149" style:parent-style-name="Normal" style:family="paragraph">
      <style:text-properties style:font-name="Times New Roman" fo:language="en" fo:country="US"/>
    </style:style>
    <style:style style:name="P150" style:parent-style-name="Normal" style:family="paragraph">
      <style:text-properties style:font-name="Times New Roman" fo:language="en" fo:country="US"/>
    </style:style>
    <style:style style:name="P151" style:parent-style-name="Normal" style:family="paragraph">
      <style:text-properties style:font-name="Times New Roman" fo:language="en" fo:country="US"/>
    </style:style>
    <style:style style:name="P152" style:parent-style-name="Normal" style:family="paragraph">
      <style:text-properties style:font-name="Times New Roman" fo:language="en" fo:country="US"/>
    </style:style>
    <style:style style:name="P153" style:parent-style-name="Normal" style:family="paragraph">
      <style:text-properties style:font-name="Times New Roman" fo:language="en" fo:country="US"/>
    </style:style>
    <style:style style:name="P154" style:parent-style-name="Normal" style:family="paragraph">
      <style:text-properties style:font-name="Times New Roman"/>
    </style:style>
    <style:style style:name="P155" style:parent-style-name="Normal" style:family="paragraph">
      <style:text-properties style:font-name="Times New Roman"/>
    </style:style>
    <style:style style:name="P156" style:parent-style-name="Normal" style:family="paragraph">
      <style:text-properties style:font-name="Times New Roman"/>
    </style:style>
    <style:style style:name="P157" style:parent-style-name="Normal" style:family="paragraph">
      <style:text-properties style:font-name="Times New Roman"/>
    </style:style>
    <style:style style:name="P158" style:parent-style-name="Normal" style:family="paragraph">
      <style:text-properties style:font-name="Times New Roman"/>
    </style:style>
    <style:style style:name="P159" style:parent-style-name="Normal" style:family="paragraph">
      <style:text-properties style:font-name="Times New Roman"/>
    </style:style>
    <style:style style:name="P160" style:parent-style-name="Normal" style:family="paragraph">
      <style:text-properties style:font-name="Times New Roman"/>
    </style:style>
    <style:style style:name="P161" style:parent-style-name="Normal" style:family="paragraph">
      <style:text-properties style:font-name="Times New Roman"/>
    </style:style>
  </office:automatic-styles>
  <office:body>
    <office:text text:use-soft-page-breaks="true">
      <text:list text:style-name="LFO1" text:continue-numbering="true">
        <text:list-item>
          <text:p text:style-name="P1">Réinitialisation des Commutateurs</text:p>
        </text:list-item>
      </text:list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Switch#erase startup-config<text:s/></text:p>
          </table:table-cell>
        </table:table-row>
        <table:table-row table:style-name="TableRow7">
          <table:table-cell table:style-name="TableCell8">
            <text:p text:style-name="P9">Switch#delete flash:vlan.dat</text:p>
          </table:table-cell>
        </table:table-row>
        <table:table-row table:style-name="TableRow10">
          <table:table-cell table:style-name="TableCell11">
            <text:p text:style-name="P12">Switch#reload</text:p>
          </table:table-cell>
        </table:table-row>
      </table:table>
      <text:p text:style-name="P13"/>
      <text:p text:style-name="P14">Réinitialisation du routeur</text:p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Router#erase startup-config<text:s/></text:p>
          </table:table-cell>
        </table:table-row>
        <table:table-row table:style-name="TableRow20">
          <table:table-cell table:style-name="TableCell21">
            <text:p text:style-name="P22">Router#reload</text:p>
          </table:table-cell>
        </table:table-row>
      </table:table>
      <text:p text:style-name="P23"/>
      <text:p text:style-name="P24"/>
      <table:table table:style-name="Table25">
        <table:table-columns>
          <table:table-column table:style-name="TableColumn26"/>
        </table:table-columns>
        <table:table-row table:style-name="TableRow27">
          <table:table-cell table:style-name="TableCell28">
            <text:p text:style-name="P29">Switch(config)#hostname SW1-SRV</text:p>
          </table:table-cell>
        </table:table-row>
        <table:table-row table:style-name="TableRow30">
          <table:table-cell table:style-name="TableCell31">
            <text:p text:style-name="P32">SW1-SRV(config)#</text:p>
          </table:table-cell>
        </table:table-row>
        <table:table-row table:style-name="TableRow33">
          <table:table-cell table:style-name="TableCell34">
            <text:p text:style-name="P35">Switch(config)#hostname SW2-Client</text:p>
          </table:table-cell>
        </table:table-row>
        <table:table-row table:style-name="TableRow36">
          <table:table-cell table:style-name="TableCell37">
            <text:p text:style-name="P38">SW2-Client(config)#</text:p>
          </table:table-cell>
        </table:table-row>
        <table:table-row table:style-name="TableRow39">
          <table:table-cell table:style-name="TableCell40">
            <text:p text:style-name="P41">Router(config)#hostname R1-Stade</text:p>
          </table:table-cell>
        </table:table-row>
      </table:table>
      <text:p text:style-name="P42"/>
      <text:p text:style-name="P43"/>
      <text:list text:style-name="LFO1" text:continue-numbering="true">
        <text:list-item>
          <text:p text:style-name="P44">Administration et Gestion des Vlans</text:p>
        </text:list-item>
      </text:list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SW1-SRV(config)#vtp mode server<text:s/></text:p>
          </table:table-cell>
        </table:table-row>
        <table:table-row table:style-name="TableRow53">
          <table:table-cell table:style-name="TableCell54">
            <text:p text:style-name="P55">Device mode already VTP SERVER.</text:p>
          </table:table-cell>
        </table:table-row>
        <table:table-row table:style-name="TableRow56">
          <table:table-cell table:style-name="TableCell57">
            <text:p text:style-name="P58">SW1-SRV(config)#vtp domain Stadium.local</text:p>
          </table:table-cell>
        </table:table-row>
      </table:table>
      <text:p text:style-name="P59"/>
      <text:list text:style-name="LFO1" text:continue-numbering="true">
        <text:list-item>
          <text:p text:style-name="P60">Création des Ports Trunk</text:p>
        </text:list-item>
      </text:list>
      <text:p text:style-name="P61">SW1-SRV(config)#interface range fastEthernet 0/22 - 24</text:p>
      <text:p text:style-name="P62">SW1-SRV(config-if-range)#switchport mode trunk<text:s/></text:p>
      <text:p text:style-name="P63"/>
      <text:p text:style-name="P64">C) Création des Vlans</text:p>
      <text:p text:style-name="P65">SW1-SRV(config)#vlan 10</text:p>
      <text:p text:style-name="P66">SW1-SRV(config-vlan)#name Administration</text:p>
      <text:p text:style-name="P67">SW1-SRV(config-vlan)#exit</text:p>
      <text:p text:style-name="P68">SW1-SRV(config)#vlan 20</text:p>
      <text:p text:style-name="P69">SW1-SRV(config-vlan)#name Equipes</text:p>
      <text:p text:style-name="P70">SW1-SRV(config-vlan)#exit</text:p>
      <text:p text:style-name="P71">SW1-SRV(config)#</text:p>
      <text:p text:style-name="P72">SW1-SRV(config)#vlan 30</text:p>
      <text:p text:style-name="P73">SW1-SRV(config-vlan)#name WiFi</text:p>
      <text:soft-page-break/>
      <text:p text:style-name="P74">d) Attribution des Ports au Vlans</text:p>
      <text:p text:style-name="P75">SW1-SRV(config)#interface range fastEthernet 0/1 - 6</text:p>
      <text:p text:style-name="P76">SW1-SRV(config-if-range)#switchport access vlan 10</text:p>
      <text:p text:style-name="P77">SW1-SRV(config)#interface range fastEthernet 0/7 - 12</text:p>
      <text:p text:style-name="P78">SW1-SRV(config-if-range)#switchport access vlan 20</text:p>
      <text:p text:style-name="P79">SW1-SRV(config)#interface range fastEthernet 0/13 - 14</text:p>
      <text:p text:style-name="P80">SW1-SRV(config-if-range)#switchport access vlan 30</text:p>
      <text:p text:style-name="P81"/>
      <text:p text:style-name="P82"/>
      <text:p text:style-name="P83">SW2-Client</text:p>
      <text:p text:style-name="P84">a) administration et Gestion des vlans</text:p>
      <text:p text:style-name="P85">SW2-Client(config)#vtp mode client<text:s/></text:p>
      <text:p text:style-name="P86">Setting device to VTP CLIENT mode.</text:p>
      <text:p text:style-name="P87">SW2-Client(config)#vtp domain Stadium.local</text:p>
      <text:p text:style-name="P88">Domain name already set to Stadium.local</text:p>
      <text:p text:style-name="P89">SW2-Client(config)#</text:p>
      <text:p text:style-name="P90"/>
      <text:p text:style-name="P91">b) Création des ports Trunk</text:p>
      <text:p text:style-name="P92">SW2-Client (config)#interface range fastEthernet 0/22 - 24</text:p>
      <text:p text:style-name="P93">SW2-client (config-if-range)#switchport mode trunk</text:p>
      <text:p text:style-name="P94"/>
      <text:p text:style-name="P95">SW2-Client#show vlan</text:p>
      <text:p text:style-name="P96"/>
      <text:p text:style-name="P97">c) Attribution des Ports au Vlans</text:p>
      <text:p text:style-name="P98">SW2-client(config)#interface range fastEthernet 0/1 - 6</text:p>
      <text:p text:style-name="P99">SW2-client (config-if-range)#switchport access vlan 10</text:p>
      <text:p text:style-name="P100">SW2-client(config)#interface range fastEthernet 0/7 - 12</text:p>
      <text:p text:style-name="P101">SW2 -client(config-if-range)#switchport access vlan 20</text:p>
      <text:p text:style-name="P102">SW2-Client(config)#interface range fastEthernet 0/13 - 14</text:p>
      <text:p text:style-name="P103">SW2-Client(config-if-range)#switchport access vlan 30</text:p>
      <text:p text:style-name="P104"/>
      <text:p text:style-name="P105"/>
      <text:p text:style-name="P106">Routage Inter-Vlans</text:p>
      <text:p text:style-name="P107"/>
      <text:p text:style-name="P108">R1(config)#interface gigabitEthernet 0/0<text:tab/></text:p>
      <text:p text:style-name="P109">R1(config-if)# no shut</text:p>
      <text:p text:style-name="P110"/>
      <text:p text:style-name="P111">R1(config)#interface fastEthernet 0/0.10</text:p>
      <text:p text:style-name="P112">R1(config-subif)#encapsulation dot1Q 10</text:p>
      <text:p text:style-name="P113">R1(config-subif)#ip address 172.20.0.1 255.255.255.0</text:p>
      <text:p text:style-name="P114">R1(config-subif)#no shut</text:p>
      <text:p text:style-name="P115">R1(config-subif)#</text:p>
      <text:p text:style-name="P116"/>
      <text:p text:style-name="P117">R1(config)#interface fastEthernet 0/0.20</text:p>
      <text:p text:style-name="P118">R1(config-subif)#encapsulation dot1Q 20</text:p>
      <text:p text:style-name="P119">R1(config-subif)#ip address 172.20.1.1 255.255.255.0</text:p>
      <text:p text:style-name="P120">R1(config-subif)#no shut</text:p>
      <text:p text:style-name="P121">R1(config-subif)#</text:p>
      <text:p text:style-name="P122"/>
      <text:p text:style-name="P123">R1(config)#interface fastEthernet /0/0.30<text:tab/></text:p>
      <text:p text:style-name="P124">R1(config-subif)#encapsulation dot1Q 30</text:p>
      <text:p text:style-name="P125">R1(config-subif)#ip address 172.20.2.1 255.255.255.128</text:p>
      <text:p text:style-name="P126">R1(config-subif)#no shut</text:p>
      <text:p text:style-name="P127"/>
      <text:p text:style-name="P128">Configuration du NAT/PAT</text:p>
      <text:p text:style-name="P129"/>
      <text:p text:style-name="P130">R1(config)#interface fastEthernet 0/1</text:p>
      <text:p text:style-name="P131">R1(config-if)#ip address dhcp</text:p>
      <text:p text:style-name="P132">R1(config-if)#no shut</text:p>
      <text:p text:style-name="P133">R1(config-if)#ip nat outside<text:s/></text:p>
      <text:p text:style-name="P134"/>
      <text:p text:style-name="P135"/>
      <text:soft-page-break/>
      <text:p text:style-name="P136">R1(config)#interface fastEthernet 0/0.10</text:p>
      <text:p text:style-name="P137">R1(config-subif)#ip nat inside<text:s/></text:p>
      <text:p text:style-name="P138">R1(config-subif)#exit</text:p>
      <text:p text:style-name="P139">R1(config)#interface fastEthernet 0/0.20</text:p>
      <text:p text:style-name="P140">R1(config-subif)#ip nat inside<text:s/></text:p>
      <text:p text:style-name="P141">R1(config-subif)#exit</text:p>
      <text:p text:style-name="P142">R1(config)#interface fastEthernet 0/0.30</text:p>
      <text:p text:style-name="P143">R1(config-subif)#ip nat inside<text:s/></text:p>
      <text:p text:style-name="P144">R1(config-subif)#exit</text:p>
      <text:p text:style-name="P145">R1(config)#</text:p>
      <text:p text:style-name="P146"/>
      <text:p text:style-name="P147">R1(config)#Access-list 10 permit 172.20.0.0 0.0.0.255</text:p>
      <text:p text:style-name="P148">R1(config)#Access-list 20 permit 172.20.1.0 0.0.0.255</text:p>
      <text:p text:style-name="P149">R1(config)#Access-list 30 permit 172.20.2.0 0.0.0.127</text:p>
      <text:p text:style-name="P150"/>
      <text:p text:style-name="P151">R1(config)#ip nat inside source list 10 interface fastEthernet 0/1 overload</text:p>
      <text:p text:style-name="P152">R1(config)#ip nat inside source list 20 interface fastEthernet 0/1 overload</text:p>
      <text:p text:style-name="P153">R1(config)#ip nat inside source list 30 interface fastEthernet 0/1 overload</text:p>
      <text:p text:style-name="P154">R1(config)#</text:p>
      <text:p text:style-name="P155"/>
      <text:p text:style-name="P156">Route par Defaut</text:p>
      <text:p text:style-name="P157">R1(config)#ip route 0.0.0.0 0.0.0.0 10.0.228.1</text:p>
      <text:p text:style-name="P158"/>
      <text:p text:style-name="P159"/>
      <text:p text:style-name="P160"><text:s/></text:p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mran-Saifedine EL IDRISSI</meta:initial-creator>
    <dc:creator>Imran-Saifedine EL IDRISSI</dc:creator>
    <meta:creation-date>2023-10-13T06:20:00Z</meta:creation-date>
    <dc:date>2024-10-08T11:39:00Z</dc:date>
    <meta:template xlink:href="Normal" xlink:type="simple"/>
    <meta:editing-cycles>2</meta:editing-cycles>
    <meta:editing-duration>PT2460S</meta:editing-duration>
    <meta:document-statistic meta:page-count="4" meta:paragraph-count="7" meta:word-count="540" meta:character-count="3504" meta:row-count="24" meta:non-whitespace-character-count="2971"/>
  </office:meta>
</office:document-meta>
</file>